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4">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Heading_20_3">
      <style:paragraph-properties fo:text-align="start" style:justify-single-word="false"/>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Heading_20_5">
      <style:paragraph-properties fo:break-before="pag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3">
      <style:text-properties officeooo:paragraph-rsid="000d1884"/>
    </style:style>
    <style:style style:name="P14" style:family="paragraph" style:parent-style-name="Heading_20_3">
      <style:paragraph-properties fo:break-before="pag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5"/>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6"/>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list-style-name="L7"/>
    <style:style style:name="P23" style:family="paragraph" style:parent-style-name="Text_20_body" style:list-style-name="L8">
      <style:paragraph-properties fo:margin-top="0cm" fo:margin-bottom="0cm" style:contextual-spacing="false"/>
    </style:style>
    <style:style style:name="P24" style:family="paragraph" style:parent-style-name="Text_20_body" style:list-style-name="L8"/>
    <style:style style:name="P25" style:family="paragraph" style:parent-style-name="Text_20_body" style:list-style-name="L9">
      <style:paragraph-properties fo:margin-top="0cm" fo:margin-bottom="0cm" style:contextual-spacing="false"/>
    </style:style>
    <style:style style:name="P26" style:family="paragraph" style:parent-style-name="Text_20_body" style:list-style-name="L9"/>
    <style:style style:name="P27" style:family="paragraph" style:parent-style-name="Text_20_body" style:list-style-name="L10">
      <style:paragraph-properties fo:margin-top="0cm" fo:margin-bottom="0cm" style:contextual-spacing="false"/>
    </style:style>
    <style:style style:name="P28" style:family="paragraph" style:parent-style-name="Text_20_body" style:list-style-name="L10"/>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11"/>
    <style:style style:name="P31" style:family="paragraph" style:parent-style-name="Text_20_body" style:list-style-name="L12"/>
    <style:style style:name="P32" style:family="paragraph" style:parent-style-name="Heading_20_3">
      <style:paragraph-properties fo:text-align="start" style:justify-single-word="false" fo:break-before="page"/>
    </style:style>
    <style:style style:name="P33" style:family="paragraph" style:parent-style-name="Text_20_body" style:list-style-name="L13">
      <style:paragraph-properties fo:margin-top="0cm" fo:margin-bottom="0cm" style:contextual-spacing="false"/>
    </style:style>
    <style:style style:name="P34" style:family="paragraph" style:parent-style-name="Text_20_body" style:list-style-name="L13"/>
    <style:style style:name="P35" style:family="paragraph" style:parent-style-name="Text_20_body" style:list-style-name="L14">
      <style:paragraph-properties fo:margin-top="0cm" fo:margin-bottom="0cm" style:contextual-spacing="false"/>
    </style:style>
    <style:style style:name="P36" style:family="paragraph" style:parent-style-name="Text_20_body" style:list-style-name="L14"/>
    <style:style style:name="P37" style:family="paragraph" style:parent-style-name="Text_20_body">
      <style:paragraph-properties fo:text-align="start" style:justify-single-word="false" fo:break-before="page"/>
    </style:style>
    <style:style style:name="P38" style:family="paragraph" style:parent-style-name="Text_20_body">
      <style:paragraph-properties fo:text-align="center" style:justify-single-word="false" fo:break-before="page"/>
      <style:text-properties fo:font-size="22pt" fo:font-weight="bold" style:font-size-asian="22pt" style:font-weight-asian="bold" style:font-size-complex="22pt" style:font-weight-complex="bold"/>
    </style:style>
    <style:style style:name="P39" style:family="paragraph" style:parent-style-name="Heading_20_4">
      <style:paragraph-properties fo:text-align="start" style:justify-single-word="false"/>
      <style:text-properties fo:font-size="22pt" fo:font-weight="bold" style:font-size-asian="22pt" style:font-weight-asian="bold" style:font-size-complex="22pt" style:font-weight-complex="bold"/>
    </style:style>
    <style:style style:name="P40" style:family="paragraph" style:parent-style-name="Text_20_body" style:list-style-name="L15">
      <style:paragraph-properties fo:margin-top="0cm" fo:margin-bottom="0cm" style:contextual-spacing="false"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Heading_20_4">
      <style:paragraph-properties fo:text-align="start" style:justify-single-word="false"/>
    </style:style>
    <style:style style:name="P43" style:family="paragraph" style:parent-style-name="Text_20_body" style:list-style-name="L16">
      <style:paragraph-properties fo:margin-top="0cm" fo:margin-bottom="0cm" style:contextual-spacing="false" fo:text-align="start" style:justify-single-word="false"/>
    </style:style>
    <style:style style:name="P44" style:family="paragraph" style:parent-style-name="Text_20_body" style:list-style-name="L16">
      <style:paragraph-properties fo:text-align="start" style:justify-single-word="false"/>
    </style:style>
    <style:style style:name="P45" style:family="paragraph" style:parent-style-name="Text_20_body" style:list-style-name="L17">
      <style:paragraph-properties fo:margin-top="0cm" fo:margin-bottom="0cm" style:contextual-spacing="false" fo:text-align="start" style:justify-single-word="false"/>
    </style:style>
    <style:style style:name="P46" style:family="paragraph" style:parent-style-name="Text_20_body" style:list-style-name="L17">
      <style:paragraph-properties fo:text-align="start" style:justify-single-word="false"/>
    </style:style>
    <style:style style:name="P47" style:family="paragraph" style:parent-style-name="Text_20_body">
      <style:paragraph-properties fo:text-align="start" style:justify-single-word="false"/>
      <style:text-properties fo:font-size="22pt" fo:font-weight="bold" officeooo:rsid="000d41ea" officeooo:paragraph-rsid="000d41ea" style:font-size-asian="22pt" style:font-weight-asian="bold" style:font-size-complex="22pt" style:font-weight-complex="bold"/>
    </style:style>
    <style:style style:name="T1" style:family="text">
      <style:text-properties officeooo:rsid="00099693"/>
    </style:style>
    <style:style style:name="T2" style:family="text">
      <style:text-properties fo:font-size="10pt" style:font-size-asian="10pt" style:font-size-complex="10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Plateforme de Vente et de Dons d'Objets Geek</text:span></text:h>
      <text:p text:style-name="P2"><text:span text:style-name="Strong_20_Emphasis"/></text:p>
      <text:h text:style-name="P3" text:outline-level="4"><text:span text:style-name="Strong_20_Emphasis">Contexte et Objectifs</text:span></text:h>
      <text:p text:style-name="Text_20_body">Chaque groupe doit créer une plateforme permettant la vente ou le don d’objets geek (jeux vidéo, consoles, goodies, etc.). La plateforme inclura les fonctionnalités essentielles comme la gestion des utilisateurs, des annonces, des commandes, et des dons. Les groupes travailleront indépendamment et devront livrer un projet complet et documenté.</text:p>
      <text:p text:style-name="Text_20_body"/>
      <text:p text:style-name="P4"><text:span text:style-name="Strong_20_Emphasis"/></text:p>
      <text:h text:style-name="P5" text:outline-level="3"><text:span text:style-name="Strong_20_Emphasis">Objectifs Pédagogiques</text:span></text:h>
      <text:list text:style-name="L1">
        <text:list-item>
          <text:p text:style-name="P6">Maîtriser <text:span text:style-name="Strong_20_Emphasis">Node.js</text:span> et <text:span text:style-name="Strong_20_Emphasis">MongoDB</text:span> pour développer un backend fonctionnel.</text:p>
        </text:list-item>
        <text:list-item>
          <text:p text:style-name="P6">Utiliser des outils modernes pour le travail collaboratif, le déploiement local et les tests.</text:p>
        </text:list-item>
        <text:list-item>
          <text:p text:style-name="P7">Structurer et documenter une application technique.</text:p>
        </text:list-item>
      </text:list>
      <text:p text:style-name="Horizontal_20_Line"/>
      <text:h text:style-name="Heading_20_3" text:outline-level="3"><text:span text:style-name="Strong_20_Emphasis">Étapes du Projet</text:span></text:h>
      <text:h text:style-name="Heading_20_4" text:outline-level="4"><text:span text:style-name="Strong_20_Emphasis">Planning sur 2 </text:span><text:span text:style-name="Strong_20_Emphasis"><text:span text:style-name="T1">à 3 </text:span></text:span><text:span text:style-name="Strong_20_Emphasis"><text:s/>Semaines (du Mardi au Vendredi)</text:span></text:h>
      <text:h text:style-name="Heading_20_5" text:outline-level="5"><text:span text:style-name="Strong_20_Emphasis"/></text:h>
      <text:list text:style-name="L2">
        <text:list-item>
          <text:p text:style-name="P8"><text:span text:style-name="Strong_20_Emphasis"><text:s text:c="2"/>Préparation et Conception</text:span></text:p>
          <text:list>
            <text:list-item>
              <text:p text:style-name="P9">Mise en place des outils nécessaires :</text:p>
              <text:list>
                <text:list-item>
                  <text:p text:style-name="P9"><text:span text:style-name="Strong_20_Emphasis">Node.js</text:span> pour le développement.</text:p>
                </text:list-item>
                <text:list-item>
                  <text:p text:style-name="P9"><text:span text:style-name="Strong_20_Emphasis">MongoDB Compass</text:span> pour visualiser les données.</text:p>
                </text:list-item>
                <text:list-item>
                  <text:p text:style-name="P9"><text:span text:style-name="Strong_20_Emphasis">Postman</text:span> pour tester les routes API.</text:p>
                </text:list-item>
                <text:list-item>
                  <text:p text:style-name="P9"><text:span text:style-name="Strong_20_Emphasis">GitHub</text:span> pour le suivi du code (branches <text:span text:style-name="Source_20_Text">main</text:span>, <text:span text:style-name="Source_20_Text">dev</text:span>, <text:span text:style-name="Source_20_Text">feature</text:span>).</text:p>
                </text:list-item>
                <text:list-item>
                  <text:p text:style-name="P9"><text:span text:style-name="Strong_20_Emphasis">Trello</text:span> pour la gestion des tâches (user stories, backlog, tâches quotidiennes).</text:p>
                </text:list-item>
              </text:list>
            </text:list-item>
            <text:list-item>
              <text:p text:style-name="P9">Réalisation des diagrammes :</text:p>
              <text:list>
                <text:list-item>
                  <text:p text:style-name="P9">Diagramme UML de classes pour structurer les entités.</text:p>
                </text:list-item>
                <text:list-item>
                  <text:p text:style-name="P9">Diagramme d'activité pour les processus principaux.</text:p>
                </text:list-item>
                <text:list-item>
                  <text:p text:style-name="P9">Carte mentale pour une vue d’ensemble des fonctionnalités.</text:p>
                </text:list-item>
              </text:list>
            </text:list-item>
          </text:list>
        </text:list-item>
        <text:list-item>
          <text:p text:style-name="P8"><text:span text:style-name="Strong_20_Emphasis"><text:s/>Développement des Bases</text:span></text:p>
          <text:list>
            <text:list-item>
              <text:p text:style-name="P9"><text:span text:style-name="Strong_20_Emphasis">Initialisation de l’application backend :</text:span></text:p>
              <text:list>
                <text:list-item>
                  <text:p text:style-name="P9">Mise en place de <text:span text:style-name="Strong_20_Emphasis">Node.js</text:span> avec <text:span text:style-name="Strong_20_Emphasis">Express</text:span>.</text:p>
                </text:list-item>
                <text:list-item>
                  <text:p text:style-name="P9">Configuration de <text:span text:style-name="Strong_20_Emphasis">MongoDB</text:span> avec <text:span text:style-name="Strong_20_Emphasis">Mongoose</text:span>.</text:p>
                </text:list-item>
              </text:list>
            </text:list-item>
            <text:list-item>
              <text:p text:style-name="P9"><text:span text:style-name="Strong_20_Emphasis">Développement des premières routes :</text:span></text:p>
              <text:list>
                <text:list-item>
                  <text:p text:style-name="P9">Gestion des utilisateurs (inscription, connexion, déconnexion avec JWT et bcrypt).</text:p>
                </text:list-item>
                <text:list-item>
                  <text:p text:style-name="P9">Création et affichage des annonces (ventes et dons).</text:p>
                </text:list-item>
              </text:list>
            </text:list-item>
          </text:list>
        </text:list-item>
        <text:list-item>
          <text:p text:style-name="P8"><text:span text:style-name="Strong_20_Emphasis"><text:s/>Tests et Débogage</text:span></text:p>
          <text:list>
            <text:list-item>
              <text:p text:style-name="P9">Test des routes avec <text:span text:style-name="Strong_20_Emphasis">Postman</text:span>.</text:p>
            </text:list-item>
            <text:list-item>
              <text:p text:style-name="P8">Résolution des erreurs et amélioration du code.</text:p>
            </text:list-item>
          </text:list>
        </text:list-item>
      </text:list>
      <text:h text:style-name="Heading_20_5" text:outline-level="5"><text:span text:style-name="Strong_20_Emphasis"/></text:h>
      <text:h text:style-name="P10" text:outline-level="5"><text:span text:style-name="Strong_20_Emphasis"/></text:h>
      <text:list text:style-name="L3">
        <text:list-item>
          <text:p text:style-name="P11"><text:span text:style-name="Strong_20_Emphasis"><text:s/>Ajout de Fonctionnalités</text:span></text:p>
          <text:list>
            <text:list-item>
              <text:p text:style-name="P12">Gestion des annonces avancée (filtrage par type : vente ou don).</text:p>
            </text:list-item>
            <text:list-item>
              <text:p text:style-name="P12">Développement du panier (ajout et suppression d’articles).</text:p>
            </text:list-item>
          </text:list>
        </text:list-item>
        <text:list-item>
          <text:p text:style-name="P11"><text:span text:style-name="Strong_20_Emphasis">Finalisation</text:span></text:p>
          <text:list>
            <text:list-item>
              <text:p text:style-name="P12">Ajout des routes pour gérer les commandes (validation et affichage).</text:p>
            </text:list-item>
            <text:list-item>
              <text:p text:style-name="P12">Développement des fonctionnalités liées aux dons (liste des objets donnés, réservation).</text:p>
            </text:list-item>
            <text:list-item>
              <text:p text:style-name="P12">Documentation complète de l’API (fichier markdown ou Swagger).</text:p>
            </text:list-item>
          </text:list>
        </text:list-item>
        <text:list-item>
          <text:p text:style-name="P13"><text:span text:style-name="Strong_20_Emphasis"><text:s/>Démonstration et Déploiement Local</text:span></text:p>
          <text:list>
            <text:list-item>
              <text:p text:style-name="P12">Test complet des fonctionnalités.</text:p>
            </text:list-item>
            <text:list-item>
              <text:p text:style-name="P11">Démonstration du projet par chaque groupe.</text:p>
            </text:list-item>
          </text:list>
        </text:list-item>
      </text:list>
      <text:p text:style-name="Horizontal_20_Line"/>
      <text:h text:style-name="Heading_20_3" text:outline-level="3"><text:span text:style-name="Strong_20_Emphasis"/></text:h>
      <text:h text:style-name="P14" text:outline-level="3"><text:span text:style-name="Strong_20_Emphasis">Fonctionnalités et Routes API</text:span></text:h>
      <text:h text:style-name="Heading_20_4" text:outline-level="4"><text:span text:style-name="Strong_20_Emphasis">Gestion des Utilisateurs</text:span></text:h>
      <text:list text:style-name="L4">
        <text:list-item>
          <text:p text:style-name="P15"><text:span text:style-name="Strong_20_Emphasis">POST </text:span><text:span text:style-name="Strong_20_Emphasis"><text:span text:style-name="Source_20_Text">/api/users/register</text:span></text:span> : Inscription (email, mot de passe crypté, nom).</text:p>
        </text:list-item>
        <text:list-item>
          <text:p text:style-name="P15"><text:span text:style-name="Strong_20_Emphasis">POST </text:span><text:span text:style-name="Strong_20_Emphasis"><text:span text:style-name="Source_20_Text">/api/users/login</text:span></text:span> : Connexion avec <text:span text:style-name="Strong_20_Emphasis">JWT</text:span> (authentification).</text:p>
        </text:list-item>
        <text:list-item>
          <text:p text:style-name="P16"><text:span text:style-name="Strong_20_Emphasis">POST </text:span><text:span text:style-name="Strong_20_Emphasis"><text:span text:style-name="Source_20_Text">/api/users/logout</text:span></text:span> : Déconnexion.</text:p>
        </text:list-item>
      </text:list>
      <text:h text:style-name="Heading_20_4" text:outline-level="4"><text:span text:style-name="Strong_20_Emphasis">Gestion des Annonces</text:span></text:h>
      <text:list text:style-name="L5">
        <text:list-item>
          <text:p text:style-name="P17"><text:span text:style-name="Strong_20_Emphasis">POST </text:span><text:span text:style-name="Strong_20_Emphasis"><text:span text:style-name="Source_20_Text">/api/ads</text:span></text:span> : Créer une annonce (type : vente ou don).</text:p>
        </text:list-item>
        <text:list-item>
          <text:p text:style-name="P17"><text:span text:style-name="Strong_20_Emphasis">GET </text:span><text:span text:style-name="Strong_20_Emphasis"><text:span text:style-name="Source_20_Text">/api/ads</text:span></text:span> : Obtenir la liste des annonces (avec filtre par type).</text:p>
        </text:list-item>
        <text:list-item>
          <text:p text:style-name="P17"><text:span text:style-name="Strong_20_Emphasis">GET </text:span><text:span text:style-name="Strong_20_Emphasis"><text:span text:style-name="Source_20_Text">/api/ads/:id</text:span></text:span> : Afficher les détails d’une annonce.</text:p>
        </text:list-item>
        <text:list-item>
          <text:p text:style-name="P18"><text:span text:style-name="Strong_20_Emphasis">DELETE </text:span><text:span text:style-name="Strong_20_Emphasis"><text:span text:style-name="Source_20_Text">/api/ads/:id</text:span></text:span> : Supprimer une annonce.</text:p>
        </text:list-item>
      </text:list>
      <text:h text:style-name="Heading_20_4" text:outline-level="4"><text:span text:style-name="Strong_20_Emphasis">Gestion du Panier</text:span></text:h>
      <text:list text:style-name="L6">
        <text:list-item>
          <text:p text:style-name="P19"><text:span text:style-name="Strong_20_Emphasis">POST </text:span><text:span text:style-name="Strong_20_Emphasis"><text:span text:style-name="Source_20_Text">/api/cart</text:span></text:span> : Ajouter un article au panier.</text:p>
        </text:list-item>
        <text:list-item>
          <text:p text:style-name="P19"><text:span text:style-name="Strong_20_Emphasis">GET </text:span><text:span text:style-name="Strong_20_Emphasis"><text:span text:style-name="Source_20_Text">/api/cart/:userId</text:span></text:span> : Afficher le panier d’un utilisateur.</text:p>
        </text:list-item>
        <text:list-item>
          <text:p text:style-name="P20"><text:span text:style-name="Strong_20_Emphasis">DELETE </text:span><text:span text:style-name="Strong_20_Emphasis"><text:span text:style-name="Source_20_Text">/api/cart/:itemId</text:span></text:span> : Supprimer un article du panier.</text:p>
        </text:list-item>
      </text:list>
      <text:h text:style-name="Heading_20_4" text:outline-level="4"><text:span text:style-name="Strong_20_Emphasis">Gestion des Commandes</text:span></text:h>
      <text:list text:style-name="L7">
        <text:list-item>
          <text:p text:style-name="P21"><text:span text:style-name="Strong_20_Emphasis">POST </text:span><text:span text:style-name="Strong_20_Emphasis"><text:span text:style-name="Source_20_Text">/api/orders</text:span></text:span> : Finaliser une commande.</text:p>
        </text:list-item>
        <text:list-item>
          <text:p text:style-name="P22"><text:span text:style-name="Strong_20_Emphasis">GET </text:span><text:span text:style-name="Strong_20_Emphasis"><text:span text:style-name="Source_20_Text">/api/orders/:userId</text:span></text:span> : Lister les commandes d’un utilisateur.</text:p>
        </text:list-item>
      </text:list>
      <text:h text:style-name="Heading_20_4" text:outline-level="4"><text:span text:style-name="Strong_20_Emphasis">Gestion des Dons</text:span></text:h>
      <text:list text:style-name="L8">
        <text:list-item>
          <text:p text:style-name="P23"><text:span text:style-name="Strong_20_Emphasis">GET </text:span><text:span text:style-name="Strong_20_Emphasis"><text:span text:style-name="Source_20_Text">/api/donations</text:span></text:span> : Lister les objets donnés disponibles.</text:p>
        </text:list-item>
        <text:list-item>
          <text:p text:style-name="P24"><text:span text:style-name="Strong_20_Emphasis">POST </text:span><text:span text:style-name="Strong_20_Emphasis"><text:span text:style-name="Source_20_Text">/api/donations/reserve</text:span></text:span> : Réserver un objet donné.</text:p>
        </text:list-item>
      </text:list>
      <text:p text:style-name="Horizontal_20_Line"/>
      <text:h text:style-name="Heading_20_3" text:outline-level="3"><text:span text:style-name="Strong_20_Emphasis"/></text:h>
      <text:h text:style-name="P14" text:outline-level="3"><text:span text:style-name="Strong_20_Emphasis">Technologies et Outils</text:span></text:h>
      <text:h text:style-name="Heading_20_4" text:outline-level="4"><text:span text:style-name="Strong_20_Emphasis">Backend</text:span></text:h>
      <text:list text:style-name="L9">
        <text:list-item>
          <text:p text:style-name="P25"><text:span text:style-name="Strong_20_Emphasis">Node.js</text:span> avec <text:span text:style-name="Strong_20_Emphasis">Express</text:span> : Framework backend.</text:p>
        </text:list-item>
        <text:list-item>
          <text:p text:style-name="P25"><text:span text:style-name="Strong_20_Emphasis">MongoDB</text:span> avec <text:span text:style-name="Strong_20_Emphasis">Mongoose</text:span> : Base de données NoSQL.</text:p>
        </text:list-item>
        <text:list-item>
          <text:p text:style-name="P25"><text:span text:style-name="Strong_20_Emphasis">jsonwebtoken (JWT)</text:span> : Gestion de l’authentification.</text:p>
        </text:list-item>
        <text:list-item>
          <text:p text:style-name="P26"><text:span text:style-name="Strong_20_Emphasis">bcrypt</text:span> : Cryptage des mots de passe.</text:p>
        </text:list-item>
      </text:list>
      <text:h text:style-name="Heading_20_4" text:outline-level="4"><text:span text:style-name="Strong_20_Emphasis">Collaboration et Suivi</text:span></text:h>
      <text:list text:style-name="L10">
        <text:list-item>
          <text:p text:style-name="P27"><text:span text:style-name="Strong_20_Emphasis">GitHub</text:span> : Suivi du code et branches (<text:span text:style-name="Source_20_Text">main</text:span>, <text:span text:style-name="Source_20_Text">dev</text:span>, <text:span text:style-name="Source_20_Text">feature</text:span>).</text:p>
        </text:list-item>
        <text:list-item>
          <text:p text:style-name="P28"><text:span text:style-name="Strong_20_Emphasis">Trello</text:span> : Suivi des tâches collaboratives.</text:p>
        </text:list-item>
      </text:list>
      <text:h text:style-name="Heading_20_4" text:outline-level="4"><text:span text:style-name="Strong_20_Emphasis">Tests et Visualisation</text:span></text:h>
      <text:list text:style-name="L11">
        <text:list-item>
          <text:p text:style-name="P29"><text:span text:style-name="Strong_20_Emphasis">Postman</text:span> : Tests des routes API.</text:p>
        </text:list-item>
        <text:list-item>
          <text:p text:style-name="P30"><text:span text:style-name="Strong_20_Emphasis">MongoDB Compass</text:span> : Visualisation des données.</text:p>
        </text:list-item>
      </text:list>
      <text:h text:style-name="Heading_20_4" text:outline-level="4"><text:span text:style-name="Strong_20_Emphasis">Documentation</text:span></text:h>
      <text:list text:style-name="L12">
        <text:list-item>
          <text:p text:style-name="P31">Utilisation de <text:span text:style-name="Strong_20_Emphasis">Swagger</text:span> ou d’un fichier markdown structuré.</text:p>
        </text:list-item>
      </text:list>
      <text:h text:style-name="P5" text:outline-level="3"><text:span text:style-name="Strong_20_Emphasis"/></text:h>
      <text:h text:style-name="P32" text:outline-level="3"><text:span text:style-name="Strong_20_Emphasis">Diagrammes et Ressources</text:span></text:h>
      <text:p text:style-name="Text_20_body"><text:span text:style-name="Strong_20_Emphasis">Diagramme de Classe (UML)</text:span></text:p>
      <text:p text:style-name="Text_20_body">[User]</text:p>
      <text:p text:style-name="Text_20_body">+-----------------------------------+</text:p>
      <text:p text:style-name="Text_20_body">| 🧑‍💻 Utilisateur <text:s text:c="17"/>|</text:p>
      <text:p text:style-name="Text_20_body">+-----------------------------------+</text:p>
      <text:p text:style-name="Text_20_body">| 🆔 ID <text:s text:c="28"/>|</text:p>
      <text:p text:style-name="Text_20_body">| 📛 Nom d'utilisateur <text:s text:c="13"/>|</text:p>
      <text:p text:style-name="Text_20_body">| ✉️ Email <text:s text:c="25"/>|</text:p>
      <text:p text:style-name="Text_20_body">| 🔒 Mot de passe <text:s text:c="18"/>|</text:p>
      <text:p text:style-name="Text_20_body">+-----------------------------------+</text:p>
      <text:p text:style-name="Text_20_body">| 📂 Méthodes : <text:s text:c="20"/>|</text:p>
      <text:p text:style-name="Text_20_body">| <text:s/>- S'inscrire <text:s text:c="20"/>|</text:p>
      <text:p text:style-name="Text_20_body">| <text:s/>- Se connecter <text:s text:c="18"/>|</text:p>
      <text:p text:style-name="Text_20_body">+-----------------------------------+</text:p>
      <text:p text:style-name="Text_20_body"/>
      <text:p text:style-name="Text_20_body"><text:s text:c="11"/>🔗 (possède)</text:p>
      <text:p text:style-name="Text_20_body"><text:s text:c="15"/>|</text:p>
      <text:p text:style-name="Text_20_body"><text:s text:c="15"/>v</text:p>
      <text:p text:style-name="Text_20_body">[Ad]</text:p>
      <text:p text:style-name="Text_20_body">+-----------------------------------+</text:p>
      <text:p text:style-name="Text_20_body">| 📢 Annonce <text:s text:c="23"/>|</text:p>
      <text:p text:style-name="Text_20_body">+-----------------------------------+</text:p>
      <text:p text:style-name="Text_20_body">| 🆔 ID <text:s text:c="28"/>|</text:p>
      <text:p text:style-name="Text_20_body">| 🖋️ Titre <text:s text:c="25"/>|</text:p>
      <text:p text:style-name="Text_20_body">| 📝 Description <text:s text:c="19"/>|</text:p>
      <text:p text:style-name="Text_20_body">| 💰 Type (vente/don) <text:s text:c="14"/>|</text:p>
      <text:p text:style-name="Text_20_body">| 💵 Prix <text:s text:c="26"/>|</text:p>
      <text:p text:style-name="Text_20_body">| 🔗 ID utilisateur <text:s text:c="16"/>|</text:p>
      <text:p text:style-name="Text_20_body">+-----------------------------------+</text:p>
      <text:p text:style-name="Text_20_body">| 📂 Méthodes : <text:s text:c="20"/>|</text:p>
      <text:p text:style-name="Text_20_body">| <text:s/>- Créer une annonce <text:s text:c="13"/>|</text:p>
      <text:p text:style-name="Text_20_body">| <text:s/>- Supprimer une annonce <text:s text:c="9"/>|</text:p>
      <text:p text:style-name="Text_20_body">| <text:s/>- Rechercher une annonce <text:s text:c="8"/>|</text:p>
      <text:p text:style-name="Text_20_body"><text:soft-page-break/>+-----------------------------------+</text:p>
      <text:p text:style-name="Text_20_body"/>
      <text:p text:style-name="Text_20_body"><text:s text:c="11"/>🔗 (ajoutée dans)</text:p>
      <text:p text:style-name="Text_20_body"><text:s text:c="15"/>|</text:p>
      <text:p text:style-name="Text_20_body"><text:s text:c="15"/>v</text:p>
      <text:p text:style-name="Text_20_body">[Cart]</text:p>
      <text:p text:style-name="Text_20_body">+-----------------------------------+</text:p>
      <text:p text:style-name="Text_20_body">| 🛒 Panier <text:s text:c="24"/>|</text:p>
      <text:p text:style-name="Text_20_body">+-----------------------------------+</text:p>
      <text:p text:style-name="Text_20_body">| 🆔 ID <text:s text:c="28"/>|</text:p>
      <text:p text:style-name="Text_20_body">| 🔗 ID utilisateur <text:s text:c="16"/>|</text:p>
      <text:p text:style-name="Text_20_body">| 📜 Liste d'annonces <text:s text:c="14"/>|</text:p>
      <text:p text:style-name="Text_20_body">+-----------------------------------+</text:p>
      <text:p text:style-name="Text_20_body">| 📂 Méthodes : <text:s text:c="20"/>|</text:p>
      <text:p text:style-name="Text_20_body">| <text:s/>- Ajouter au panier <text:s text:c="13"/>|</text:p>
      <text:p text:style-name="Text_20_body">| <text:s/>- Retirer du panier <text:s text:c="13"/>|</text:p>
      <text:p text:style-name="Text_20_body">| <text:s/>- Visualiser le panier <text:s text:c="10"/>|</text:p>
      <text:p text:style-name="Text_20_body">+-----------------------------------+</text:p>
      <text:p text:style-name="Text_20_body"/>
      <text:p text:style-name="Text_20_body"><text:s text:c="11"/>🔗 (transformé en)</text:p>
      <text:p text:style-name="Text_20_body"><text:s text:c="15"/>|</text:p>
      <text:p text:style-name="Text_20_body"><text:s text:c="15"/>v</text:p>
      <text:p text:style-name="Text_20_body">[Order]</text:p>
      <text:p text:style-name="Text_20_body">+-----------------------------------+</text:p>
      <text:p text:style-name="Text_20_body">| 📦 Commande <text:s text:c="22"/>|</text:p>
      <text:p text:style-name="Text_20_body">+-----------------------------------+</text:p>
      <text:p text:style-name="Text_20_body">| 🆔 ID <text:s text:c="28"/>|</text:p>
      <text:p text:style-name="Text_20_body">| 🔗 ID utilisateur <text:s text:c="16"/>|</text:p>
      <text:p text:style-name="Text_20_body">| 📜 Liste d'annonces <text:s text:c="14"/>|</text:p>
      <text:p text:style-name="Text_20_body">| 🛠️ Statut (en attente, terminée) |</text:p>
      <text:p text:style-name="Text_20_body">+-----------------------------------+</text:p>
      <text:p text:style-name="Text_20_body">| 📂 Méthodes : <text:s text:c="20"/>|</text:p>
      <text:p text:style-name="Text_20_body">| <text:s/>- Passer une commande <text:s text:c="11"/>|</text:p>
      <text:p text:style-name="Text_20_body">| <text:s/>- Consulter l'historique <text:s text:c="8"/>|</text:p>
      <text:p text:style-name="Text_20_body">+-----------------------------------+</text:p>
      <text:h text:style-name="Heading_20_4" text:outline-level="4"><text:soft-page-break/><text:span text:style-name="Strong_20_Emphasis">Diagramme d'Activité</text:span></text:h>
      <text:list text:style-name="L13">
        <text:list-item>
          <text:p text:style-name="P33">Processus de création d’une annonce :</text:p>
          <text:list>
            <text:list-item>
              <text:p text:style-name="P33">L’utilisateur remplit un formulaire.</text:p>
            </text:list-item>
            <text:list-item>
              <text:p text:style-name="P33">L’application valide les données.</text:p>
            </text:list-item>
            <text:list-item>
              <text:p text:style-name="P33">Si valide : Enregistre l’annonce en base.</text:p>
            </text:list-item>
            <text:list-item>
              <text:p text:style-name="P34">Si invalide : Retourne une erreur.</text:p>
            </text:list-item>
          </text:list>
        </text:list-item>
      </text:list>
      <text:h text:style-name="Heading_20_4" text:outline-level="4"><text:span text:style-name="Strong_20_Emphasis">Carte Mentale</text:span></text:h>
      <text:list text:style-name="L14">
        <text:list-item>
          <text:p text:style-name="P35"><text:span text:style-name="Strong_20_Emphasis">Gestion des Utilisateurs</text:span> : Inscription, Connexion, Déconnexion.</text:p>
        </text:list-item>
        <text:list-item>
          <text:p text:style-name="P35"><text:span text:style-name="Strong_20_Emphasis">Gestion des Annonces</text:span> : Création, Liste, Détails.</text:p>
        </text:list-item>
        <text:list-item>
          <text:p text:style-name="P35"><text:span text:style-name="Strong_20_Emphasis">Panier</text:span> : Ajouter, Supprimer, Voir.</text:p>
        </text:list-item>
        <text:list-item>
          <text:p text:style-name="P35"><text:span text:style-name="Strong_20_Emphasis">Commandes</text:span> : Finaliser, Afficher.</text:p>
        </text:list-item>
        <text:list-item>
          <text:p text:style-name="P36"><text:span text:style-name="Strong_20_Emphasis">Dons</text:span> : Liste, Réserver.</text:p>
        </text:list-item>
      </text:list>
      <text:p text:style-name="P4"><text:span text:style-name="Strong_20_Emphasis"/></text:p>
      <text:p text:style-name="P37"><text:span text:style-name="Strong_20_Emphasis">Arborescence du Projet</text:span></text:p>
      <text:p text:style-name="P4"><text:span text:style-name="Strong_20_Emphasis"><text:span text:style-name="T2">project/</text:span></text:span></text:p>
      <text:p text:style-name="P4"><text:span text:style-name="Strong_20_Emphasis"><text:span text:style-name="T2">├── src/</text:span></text:span></text:p>
      <text:p text:style-name="P4"><text:span text:style-name="Strong_20_Emphasis"><text:span text:style-name="T2">│ <text:s text:c="2"/>├── config/</text:span></text:span></text:p>
      <text:p text:style-name="P4"><text:span text:style-name="Strong_20_Emphasis"><text:span text:style-name="T2">│ <text:s text:c="2"/>│ <text:s text:c="2"/>└── database.js <text:s text:c="8"/># Configuration de la connexion MongoDB</text:span></text:span></text:p>
      <text:p text:style-name="P4"><text:span text:style-name="Strong_20_Emphasis"><text:span text:style-name="T2">│ <text:s text:c="2"/>│</text:span></text:span></text:p>
      <text:p text:style-name="P4"><text:span text:style-name="Strong_20_Emphasis"><text:span text:style-name="T2">│ <text:s text:c="2"/>├── controllers/</text:span></text:span></text:p>
      <text:p text:style-name="P4"><text:span text:style-name="Strong_20_Emphasis"><text:span text:style-name="T2">│ <text:s text:c="2"/>│ <text:s text:c="2"/>├── authController.js <text:s text:c="2"/># Gestion des utilisateurs</text:span></text:span></text:p>
      <text:p text:style-name="P4"><text:span text:style-name="Strong_20_Emphasis"><text:span text:style-name="T2"/></text:span></text:p>
      <text:p text:style-name="P4"><text:span text:style-name="Strong_20_Emphasis"><text:span text:style-name="T2">│ <text:s text:c="2"/>│ <text:s text:c="2"/>├── cartController.js <text:s text:c="2"/># Gestion du panier│ <text:s text:c="2"/>│ <text:s text:c="2"/>├── adController.js <text:s text:c="4"/># Gestion des annonces</text:span></text:span></text:p>
      <text:p text:style-name="P4"><text:span text:style-name="Strong_20_Emphasis"><text:span text:style-name="T2">│ <text:s text:c="2"/>│ <text:s text:c="2"/>└── orderController.js <text:s/># Gestion des commandes</text:span></text:span></text:p>
      <text:p text:style-name="P4"><text:span text:style-name="Strong_20_Emphasis"><text:span text:style-name="T2">│ <text:s text:c="2"/>│</text:span></text:span></text:p>
      <text:p text:style-name="P4"><text:span text:style-name="Strong_20_Emphasis"><text:span text:style-name="T2">│ <text:s text:c="2"/>├── models/</text:span></text:span></text:p>
      <text:p text:style-name="P4"><text:span text:style-name="Strong_20_Emphasis"><text:span text:style-name="T2">│ <text:s text:c="2"/>│ <text:s text:c="2"/>├── User.js <text:s text:c="12"/># Modèle utilisateur</text:span></text:span></text:p>
      <text:p text:style-name="P4"><text:span text:style-name="Strong_20_Emphasis"><text:span text:style-name="T2">│ <text:s text:c="2"/>│ <text:s text:c="2"/>├── Ad.js <text:s text:c="14"/># Modèle annonce</text:span></text:span></text:p>
      <text:p text:style-name="P4"><text:span text:style-name="Strong_20_Emphasis"><text:span text:style-name="T2">│ <text:s text:c="2"/>│ <text:s text:c="2"/>├── Cart.js <text:s text:c="12"/># Modèle panier</text:span></text:span></text:p>
      <text:p text:style-name="P4"><text:span text:style-name="Strong_20_Emphasis"><text:span text:style-name="T2">│ <text:s text:c="2"/>│ <text:s text:c="2"/>└── Order.js <text:s text:c="11"/># Modèle commande</text:span></text:span></text:p>
      <text:p text:style-name="P4"><text:span text:style-name="Strong_20_Emphasis"><text:span text:style-name="T2">│ <text:s text:c="2"/>│</text:span></text:span></text:p>
      <text:p text:style-name="P4"><text:span text:style-name="Strong_20_Emphasis"><text:span text:style-name="T2">│ <text:s text:c="2"/>├── routes/</text:span></text:span></text:p>
      <text:p text:style-name="P4"><text:span text:style-name="Strong_20_Emphasis"><text:span text:style-name="T2">│ <text:s text:c="2"/>│ <text:s text:c="2"/>├── authRoutes.js <text:s text:c="6"/># Routes pour les utilisateurs</text:span></text:span></text:p>
      <text:p text:style-name="P4"><text:span text:style-name="Strong_20_Emphasis"><text:span text:style-name="T2">│ <text:s text:c="2"/>│ <text:s text:c="2"/>├── adRoutes.js <text:s text:c="8"/># Routes pour les annonces</text:span></text:span></text:p>
      <text:p text:style-name="P4"><text:span text:style-name="Strong_20_Emphasis"><text:span text:style-name="T2">│ <text:s text:c="2"/>│ <text:s text:c="2"/>├── cartRoutes.js <text:s text:c="6"/># Routes pour les paniers</text:span></text:span></text:p>
      <text:p text:style-name="P4"><text:span text:style-name="Strong_20_Emphasis"><text:span text:style-name="T2">│ <text:s text:c="2"/>│ <text:s text:c="2"/>└── orderRoutes.js <text:s text:c="5"/># Routes pour les commandes</text:span></text:span></text:p>
      <text:p text:style-name="P4"><text:span text:style-name="Strong_20_Emphasis"><text:span text:style-name="T2">│ <text:s text:c="2"/>│</text:span></text:span></text:p>
      <text:p text:style-name="P4"><text:span text:style-name="Strong_20_Emphasis"><text:span text:style-name="T2">│ <text:s text:c="2"/>├── middlewares/</text:span></text:span></text:p>
      <text:p text:style-name="P4"><text:span text:style-name="Strong_20_Emphasis"><text:span text:style-name="T2">│ <text:s text:c="2"/>│ <text:s text:c="2"/>├── authMiddleware.js <text:s text:c="2"/># Middleware d'authentification</text:span></text:span></text:p>
      <text:p text:style-name="P4"><text:span text:style-name="Strong_20_Emphasis"><text:span text:style-name="T2">│ <text:s text:c="2"/>│ <text:s text:c="2"/>└── errorHandler.js <text:s text:c="4"/># Gestion des erreurs globales</text:span></text:span></text:p>
      <text:p text:style-name="P4"><text:span text:style-name="Strong_20_Emphasis"><text:span text:style-name="T2">│ <text:s text:c="2"/>│</text:span></text:span></text:p>
      <text:p text:style-name="P4"><text:span text:style-name="Strong_20_Emphasis"><text:span text:style-name="T2">│ <text:s text:c="2"/>├── utils/</text:span></text:span></text:p>
      <text:p text:style-name="P4"><text:span text:style-name="Strong_20_Emphasis"><text:span text:style-name="T2">│ <text:s text:c="2"/>│ <text:s text:c="2"/>├── validateInput.js <text:s text:c="3"/># Validation des données d'entrée</text:span></text:span></text:p>
      <text:p text:style-name="P4"><text:span text:style-name="Strong_20_Emphasis"><text:span text:style-name="T2">│ <text:s text:c="2"/>│ <text:s text:c="2"/>└── jwtUtils.js <text:s text:c="8"/># Génération et vérification des tokens JWT</text:span></text:span></text:p>
      <text:p text:style-name="P4"><text:span text:style-name="Strong_20_Emphasis"><text:span text:style-name="T2">│ <text:s text:c="2"/>│</text:span></text:span></text:p>
      <text:p text:style-name="P4"><text:span text:style-name="Strong_20_Emphasis"><text:span text:style-name="T2">│ <text:s text:c="2"/>├── app.js <text:s text:c="17"/># Configuration principale de l'application</text:span></text:span></text:p>
      <text:p text:style-name="P4"><text:span text:style-name="Strong_20_Emphasis"><text:span text:style-name="T2">│ <text:s text:c="2"/>└── server.js <text:s text:c="14"/># Point d'entrée du serveur</text:span></text:span></text:p>
      <text:p text:style-name="P4"><text:span text:style-name="Strong_20_Emphasis"><text:span text:style-name="T2">│</text:span></text:span></text:p>
      <text:p text:style-name="P4"><text:span text:style-name="Strong_20_Emphasis"><text:span text:style-name="T2">├── tests/</text:span></text:span></text:p>
      <text:p text:style-name="P4"><text:span text:style-name="Strong_20_Emphasis"><text:span text:style-name="T2">│ <text:s text:c="2"/>├── auth.test.js <text:s text:c="11"/># Tests pour l'authentification</text:span></text:span></text:p>
      <text:p text:style-name="P4"><text:span text:style-name="Strong_20_Emphasis"><text:span text:style-name="T2">│ <text:s text:c="2"/>├── ad.test.js <text:s text:c="13"/># Tests pour les annonces</text:span></text:span></text:p>
      <text:p text:style-name="P4"><text:span text:style-name="Strong_20_Emphasis"><text:span text:style-name="T2">│ <text:s text:c="2"/>└── cart.test.js <text:s text:c="11"/># Tests pour le panier</text:span></text:span></text:p>
      <text:p text:style-name="P4"><text:soft-page-break/><text:span text:style-name="Strong_20_Emphasis"><text:span text:style-name="T2">│</text:span></text:span></text:p>
      <text:p text:style-name="P4"><text:span text:style-name="Strong_20_Emphasis"><text:span text:style-name="T2">├── public/ <text:s text:c="20"/># Dossier pour les fichiers statiques (si besoin)</text:span></text:span></text:p>
      <text:p text:style-name="P4"><text:span text:style-name="Strong_20_Emphasis"><text:span text:style-name="T2">│</text:span></text:span></text:p>
      <text:p text:style-name="P4"><text:span text:style-name="Strong_20_Emphasis"><text:span text:style-name="T2">├── .env <text:s text:c="23"/># Variables d'environnement</text:span></text:span></text:p>
      <text:p text:style-name="P4"><text:span text:style-name="Strong_20_Emphasis"><text:span text:style-name="T2">├── .gitignore <text:s text:c="17"/># Fichiers à ignorer par Git</text:span></text:span></text:p>
      <text:p text:style-name="P4"><text:span text:style-name="Strong_20_Emphasis"><text:span text:style-name="T2">├── package.json <text:s text:c="15"/># Dépendances et scripts du projet</text:span></text:span></text:p>
      <text:p text:style-name="P4"><text:span text:style-name="Strong_20_Emphasis"><text:span text:style-name="T2">└── README.md <text:s text:c="18"/># Documentation du projet</text:span></text:span></text:p>
      <text:p text:style-name="P38">Organisation</text:p>
      <text:h text:style-name="P39" text:outline-level="4"><text:span text:style-name="Strong_20_Emphasis">1. Rôles dans les Équipes :</text:span></text:h>
      <text:list text:style-name="L15">
        <text:list-item>
          <text:p text:style-name="P40"><text:span text:style-name="Strong_20_Emphasis">Chef de Projet :</text:span></text:p>
          <text:list>
            <text:list-item>
              <text:p text:style-name="P40">Responsable de la recherche documentaire.</text:p>
            </text:list-item>
            <text:list-item>
              <text:p text:style-name="P40">Aide au débogage pour les autres membres.</text:p>
            </text:list-item>
            <text:list-item>
              <text:p text:style-name="P40">Assure la communication et la coordination entre les membres.</text:p>
            </text:list-item>
          </text:list>
        </text:list-item>
        <text:list-item>
          <text:p text:style-name="P40"><text:span text:style-name="Strong_20_Emphasis">Documentaire :</text:span></text:p>
          <text:list>
            <text:list-item>
              <text:p text:style-name="P40">Archive les décisions, les étapes de développement, et les problèmes rencontrés.</text:p>
            </text:list-item>
            <text:list-item>
              <text:p text:style-name="P40">Prépare les documents nécessaires pour présenter les avancées.</text:p>
            </text:list-item>
          </text:list>
        </text:list-item>
        <text:list-item>
          <text:p text:style-name="P40"><text:span text:style-name="Strong_20_Emphasis">Développeur :</text:span></text:p>
          <text:list>
            <text:list-item>
              <text:p text:style-name="P40">Travaille activement sur les tâches de développement (backend, fonctionnalités).</text:p>
            </text:list-item>
            <text:list-item>
              <text:p text:style-name="P41">Implémente les solutions techniques et réalise les tests.</text:p>
            </text:list-item>
          </text:list>
        </text:list-item>
      </text:list>
      <text:h text:style-name="P42" text:outline-level="4"><text:span text:style-name="Strong_20_Emphasis">2. Rotation des Rôles :</text:span></text:h>
      <text:list text:style-name="L16">
        <text:list-item>
          <text:p text:style-name="P43">Les rôles sont attribués de manière aléatoire pour le premier jour.</text:p>
        </text:list-item>
        <text:list-item>
          <text:p text:style-name="P43">Une rotation quotidienne est mise en place :</text:p>
          <text:list>
            <text:list-item>
              <text:p text:style-name="P43">Le chef de projet devient documentaire.</text:p>
            </text:list-item>
            <text:list-item>
              <text:p text:style-name="P43">Le documentaire devient développeur.</text:p>
            </text:list-item>
            <text:list-item>
              <text:p text:style-name="P44">Le développeur devient chef de projet.</text:p>
            </text:list-item>
          </text:list>
        </text:list-item>
      </text:list>
      <text:h text:style-name="P42" text:outline-level="4"><text:span text:style-name="Strong_20_Emphasis">3. Organisation Globale :</text:span></text:h>
      <text:list text:style-name="L17">
        <text:list-item>
          <text:p text:style-name="P45"><text:span text:style-name="Strong_20_Emphasis">Jour 1 :</text:span> Les groupes commencent par planifier et répartir les tâches (aider par le chef de projet).</text:p>
        </text:list-item>
        <text:list-item>
          <text:p text:style-name="P45"><text:span text:style-name="Strong_20_Emphasis">Jour 2-4 :</text:span> Développement actif avec les rôles en rotation.</text:p>
        </text:list-item>
        <text:list-item>
          <text:p text:style-name="P46"><text:span text:style-name="Strong_20_Emphasis">Jour 5 (vendredi) :</text:span> Débogage collectif et validation des livrables.</text:p>
        </text:list-item>
      </text:list>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58cm" fo:margin-bottom="0.543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07:12:47.757388792</meta:creation-date>
    <dc:date>2025-01-07T07:36:03.842301943</dc:date>
    <meta:editing-duration>PT12M47S</meta:editing-duration>
    <meta:editing-cycles>7</meta:editing-cycles>
    <meta:generator>LibreOffice/24.8.4.2$Linux_X86_64 LibreOffice_project/480$Build-2</meta:generator>
    <meta:document-statistic meta:table-count="0" meta:image-count="0" meta:object-count="0" meta:page-count="10" meta:paragraph-count="219" meta:word-count="1288" meta:character-count="8915" meta:non-whitespace-character-count="6821"/>
  </office:meta>
</office:document-meta>
</file>